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 style:shadow="none" style:may-break-between-rows="true" table:border-model="collapsing"/>
    </style:style>
    <style:style style:name="Table1.A" style:family="table-column">
      <style:table-column-properties style:column-width="4.202cm" style:rel-column-width="2382*"/>
    </style:style>
    <style:style style:name="Table1.B" style:family="table-column">
      <style:table-column-properties style:column-width="10.702cm" style:rel-column-width="6067*"/>
    </style:style>
    <style:style style:name="Table1.C" style:family="table-column">
      <style:table-column-properties style:column-width="2.097cm" style:rel-column-width="1189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1f704" officeooo:paragraph-rsid="0001f704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1f704" officeooo:paragraph-rsid="0001f7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36ed" officeooo:paragraph-rsid="000536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7b91" officeooo:paragraph-rsid="00067b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e5c1" officeooo:paragraph-rsid="0007e5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83fe" officeooo:paragraph-rsid="000883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8521" officeooo:paragraph-rsid="000885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4f5b" officeooo:paragraph-rsid="00094f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de37" officeooo:paragraph-rsid="000ade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4c7e" officeooo:paragraph-rsid="000e4c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dcfb" officeooo:paragraph-rsid="000edc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77b2" officeooo:paragraph-rsid="000f77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dc32" officeooo:paragraph-rsid="0010dc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2c60" officeooo:paragraph-rsid="00132c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32c60" officeooo:paragraph-rsid="00132c6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1f704" officeooo:paragraph-rsid="0001f70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edcfb" officeooo:paragraph-rsid="000edcf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f77b2" officeooo:paragraph-rsid="000f77b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03d73e"/>
    </style:style>
    <style:style style:name="T2" style:family="text">
      <style:text-properties officeooo:rsid="000536ed"/>
    </style:style>
    <style:style style:name="T3" style:family="text">
      <style:text-properties officeooo:rsid="00067b91"/>
    </style:style>
    <style:style style:name="T4" style:family="text">
      <style:text-properties style:text-position="super 58%"/>
    </style:style>
    <style:style style:name="T5" style:family="text">
      <style:text-properties officeooo:rsid="000cac00"/>
    </style:style>
    <style:style style:name="T6" style:family="text">
      <style:text-properties officeooo:rsid="0011692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ses</text:p>
      <text:p text:style-name="P1"/>
      <text:p text:style-name="P1">Python : <text:span text:style-name="T1">3.10.12</text:span></text:p>
      <text:p text:style-name="P1">Indipydriver : <text:span text:style-name="T1">1.6.0</text:span></text:p>
      <text:p text:style-name="P1">Indipyclient : <text:span text:style-name="T1">0.3.</text:span><text:span text:style-name="T6">1</text:span></text:p>
      <text:p text:style-name="P1"/>
      <text:p text:style-name="P1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7">docexamples</text:p>
          </table:table-cell>
          <table:table-cell table:style-name="Table1.A1" office:value-type="string">
            <text:p text:style-name="P3">Notes:</text:p>
          </table:table-cell>
          <table:table-cell table:style-name="Table1.C1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3">addexdriver.py</text:p>
          </table:table-cell>
          <table:table-cell table:style-name="Table1.A2" office:value-type="string">
            <text:p text:style-name="P9">3<text:span text:style-name="T4">rd</text:span> party executable drivers, connecting with client.</text:p>
          </table:table-cell>
          <table:table-cell table:style-name="Table1.C2" office:value-type="string">
            <text:p text:style-name="P9">Ok</text:p>
          </table:table-cell>
        </table:table-row>
        <table:table-row table:style-name="Table1.1">
          <table:table-cell table:style-name="Table1.A2" office:value-type="string">
            <text:p text:style-name="P3">driverclient.py</text:p>
          </table:table-cell>
          <table:table-cell table:style-name="Table1.A2" office:value-type="string">
            <text:p text:style-name="P7">Combined driver+client, using example1</text:p>
          </table:table-cell>
          <table:table-cell table:style-name="Table1.C2" office:value-type="string">
            <text:p text:style-name="P7">Ok</text:p>
          </table:table-cell>
        </table:table-row>
        <table:table-row table:style-name="Table1.1">
          <table:table-cell table:style-name="Table1.A2" office:value-type="string">
            <text:p text:style-name="P3">example1.py</text:p>
          </table:table-cell>
          <table:table-cell table:style-name="Table1.A2" office:value-type="string">
            <text:p text:style-name="P2">Simulated thermostat, <text:span text:style-name="T2">ro number</text:span></text:p>
          </table:table-cell>
          <table:table-cell table:style-name="Table1.C2" office:value-type="string">
            <text:p text:style-name="P6">Ok</text:p>
          </table:table-cell>
        </table:table-row>
        <table:table-row table:style-name="Table1.1">
          <table:table-cell table:style-name="Table1.A2" office:value-type="string">
            <text:p text:style-name="P3">example2.py</text:p>
          </table:table-cell>
          <table:table-cell table:style-name="Table1.A2" office:value-type="string">
            <text:p text:style-name="P4">Simulated thermostat ro numbe<text:span text:style-name="T3">r</text:span>, rw number</text:p>
          </table:table-cell>
          <table:table-cell table:style-name="Table1.C2" office:value-type="string">
            <text:p text:style-name="P6">Ok</text:p>
          </table:table-cell>
        </table:table-row>
        <table:table-row table:style-name="Table1.1">
          <table:table-cell table:style-name="Table1.A2" office:value-type="string">
            <text:p text:style-name="P3">example3.py</text:p>
          </table:table-cell>
          <table:table-cell table:style-name="Table1.A2" office:value-type="string">
            <text:p text:style-name="P5">Snooping example2, ro text</text:p>
          </table:table-cell>
          <table:table-cell table:style-name="Table1.C2" office:value-type="string">
            <text:p text:style-name="P6">Ok</text:p>
          </table:table-cell>
        </table:table-row>
        <table:table-row table:style-name="Table1.1">
          <table:table-cell table:style-name="Table1.A2" office:value-type="string">
            <text:p text:style-name="P3">led.py</text:p>
          </table:table-cell>
          <table:table-cell table:style-name="Table1.A2" office:value-type="string">
            <text:p text:style-name="P10">LED <text:span text:style-name="T5">control</text:span>, <text:span text:style-name="T5">on</text:span> raspberry pi, rw switch,<text:span text:style-name="T5"> python 3.11.2</text:span></text:p>
          </table:table-cell>
          <table:table-cell table:style-name="Table1.C2" office:value-type="string">
            <text:p text:style-name="P11">Ok</text:p>
          </table:table-cell>
        </table:table-row>
        <table:table-row table:style-name="Table1.1">
          <table:table-cell table:style-name="Table1.A2" office:value-type="string">
            <text:p text:style-name="P3">temperatureclient.py</text:p>
          </table:table-cell>
          <table:table-cell table:style-name="Table1.A2" office:value-type="string">
            <text:p text:style-name="P8">Simple client, connecting to example1 and printing number</text:p>
          </table:table-cell>
          <table:table-cell table:style-name="Table1.C2" office:value-type="string">
            <text:p text:style-name="P8">Ok</text:p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18">lights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12">bincount.py</text:p>
          </table:table-cell>
          <table:table-cell table:style-name="Table1.A2" office:value-type="string">
            <text:p text:style-name="P12">One LightVector with four members changing every second</text:p>
          </table:table-cell>
          <table:table-cell table:style-name="Table1.C2" office:value-type="string">
            <text:p text:style-name="P13">Ok</text:p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19">text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13">txrxtext.py</text:p>
          </table:table-cell>
          <table:table-cell table:style-name="Table1.A2" office:value-type="string">
            <text:p text:style-name="P13">One wo text, with ro text (five members) responding</text:p>
          </table:table-cell>
          <table:table-cell table:style-name="Table1.C2" office:value-type="string">
            <text:p text:style-name="P14">Ok</text:p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16">snapshot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15">simpledriver.py</text:p>
          </table:table-cell>
          <table:table-cell table:style-name="Table1.A2" office:value-type="string">
            <text:p text:style-name="P15">Receiving, sending and printing numbers</text:p>
          </table:table-cell>
          <table:table-cell table:style-name="Table1.C2" office:value-type="string">
            <text:p text:style-name="P15">Ok</text:p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15"/>
          </table:table-cell>
        </table:table-row>
        <text:soft-page-break/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15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7T09:59:19.690121099</meta:creation-date>
    <dc:date>2024-07-19T14:18:43.965492957</dc:date>
    <meta:editing-duration>PT56M54S</meta:editing-duration>
    <meta:editing-cycles>17</meta:editing-cycles>
    <meta:generator>LibreOffice/7.3.7.2$Linux_X86_64 LibreOffice_project/30$Build-2</meta:generator>
    <meta:document-statistic meta:table-count="1" meta:image-count="0" meta:object-count="0" meta:page-count="2" meta:paragraph-count="39" meta:word-count="99" meta:character-count="690" meta:non-whitespace-character-count="630"/>
  </office:meta>
</office:document-meta>
</file>